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1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>
            <text:p>ENGINE COMPART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HECK OI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DSHIELD WASHER FLUI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OOLAN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RANSMISSION FLUI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TTERIES (BOTH TIGHT AND CLEAN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WINDSHIELD WIP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IRE PRESSUR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<text:s/>- FRONT</text:p>
          </table:table-cell>
          <table:table-cell table:style-name="Default" office:value-type="string" calcext:value-type="string">
            <text:p>L __________</text:p>
          </table:table-cell>
          <table:table-cell table:style-name="Default" office:value-type="string" calcext:value-type="string">
            <text:p>R__________</text:p>
          </table:table-cell>
        </table:table-row>
        <table:table-row table:style-name="ro1">
          <table:table-cell office:value-type="string" calcext:value-type="string">
            <text:p><text:s/>- REAR</text:p>
          </table:table-cell>
          <table:table-cell table:style-name="Default" office:value-type="string" calcext:value-type="string">
            <text:p>L __________</text:p>
          </table:table-cell>
          <table:table-cell table:style-name="Default" office:value-type="string" calcext:value-type="string">
            <text:p>R__________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RIVER S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EL (ABOVE ¾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LIGHT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- EMERGENC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HIGH/LOW BEAM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TURN SIGNA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HAND LIGHTS <text:span text:style-name="T1">(</text:span>FRONT AND BACK<text:span text:style-name="T1">)</text:span>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ORTABLE RADIOS (2 FRONT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R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GP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RIVERS BACK SEA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 O2 BOTTL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KEYS + ELEVATOR KEY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HIGH VISIBILITY VES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ASSENGER BACK SEA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LANKE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AUTION TAP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FLAR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RIANGL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MERGENCY RESPONSE GUIDEBOO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ACCOUNTABILITY BOAR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HIGH VISIBILITY VES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ARRIED SET IRON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K TOOL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MART TRIAGE PAC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EGA MOV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3">
          <table:table-cell/>
          <table:table-cell table:style-name="Default" table:number-columns-repeated="2"/>
        </table:table-row>
        <table:table-row table:style-name="ro1">
          <table:table-cell table:number-columns-repeated="3"/>
        </table:table-row>
        <table:table-row table:style-name="ro1" table:number-rows-repeated="4">
          <table:table-cell/>
          <table:table-cell table:style-name="Default" table:number-columns-repeated="2"/>
        </table:table-row>
        <table:table-row table:style-name="ro1">
          <table:table-cell table:style-name="ce2" office:value-type="string" calcext:value-type="string">
            <text:p>REAR</text:p>
          </table:table-cell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ACKBOARD COMPART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LASHLIGH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CKBOAR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OLLAR BAG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3 STRAP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ROLL TAP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2 ADULT COLLA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2 CHILD COLLA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EAD BLOC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VAC SPLIN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KE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EDICAL BA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CLEA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EDICAL BAG: RIGHT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COLD PAC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HOT PAC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LARGE SAM SPLIN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MALL SAM SPLIN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COMBINATION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4” STRETCH GAUZ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LARGE 4.5” GAUZE ROL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EMERGENCY BLANKE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TRIANGULAR BANDAG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VOMIT BAG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2” GAUZE ROL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0 4x4 GAUZ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0 3x3 GAUZ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3" office:value-type="string" calcext:value-type="string">
            <text:p>10 2x2 GAUZ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EDICAL BAG: MIDD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 ADULT AMBU WITH MAS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ULSE OXIMETER (FUNCTIONAL AND CHARGED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ET OF 6 NASOPHARYNGEAL AIRWAYS (WITH LUBE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ET OF 6 OROPHARYNGEAL AIRWAY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ADULT NON-REBREATH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style-name="ce3" office:value-type="string" calcext:value-type="string">
            <text:p>2 ADULT NASAL CANNULA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GLOVES (ALL SIZES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EN LIGH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TETHOSCOP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OXYGEN TANK WITH REGULATO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OXYGEN TANK PSI <text:span text:style-name="T1">(</text:span>MUST BE OVER 500<text:span text:style-name="T1">)</text:span></text:p>
          </table:table-cell>
          <table:table-cell office:value-type="string" calcext:value-type="string" table:number-columns-spanned="2" table:number-rows-spanned="1">
            <text:p>________________ PSI</text:p>
          </table:table-cell>
          <table:covered-table-cell/>
        </table:table-row>
        <table:table-row table:style-name="ro1">
          <table:table-cell table:style-name="ce1"/>
          <table:table-cell table:style-name="Default"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1" office:value-type="string" calcext:value-type="string">
            <text:p>MEDICAL BAG: MIDDLE FLAP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INFANT SPHYGMOMANOMETER (BP CUFF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HILD <text:s/>SPHYGMOMANOMETER (BP CUFF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ADULT SPHYGMOMANOMETER (BP CUFF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LARGE ADULT SPHYGMOMANOMETER (BP CUFF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HIGH CUFF <text:s/>SPHYGMOMANOMETER (BP CUFF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style-name="ce1" office:value-type="string" calcext:value-type="string">
            <text:p>MEDICAL BAG: LEFT S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MS FIELD GUID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LOOD GLUCOSE LEVEL MONITOR W/ STRIPS AND LANCE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STRIPS AND LANCETS EXPIRY DATE</text:p>
          </table:table-cell>
          <table:table-cell office:value-type="string" calcext:value-type="string" table:number-columns-spanned="2" table:number-rows-spanned="1">
            <text:p>__________/_____________</text:p>
          </table:table-cell>
          <table:covered-table-cell/>
        </table:table-row>
        <table:table-row table:style-name="ro1">
          <table:table-cell office:value-type="string" calcext:value-type="string">
            <text:p>BABY ASA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EXPIRY DATE</text:p>
          </table:table-cell>
          <table:table-cell office:value-type="string" calcext:value-type="string" table:number-columns-spanned="2" table:number-rows-spanned="1">
            <text:p>__________/_____________</text:p>
          </table:table-cell>
          <table:covered-table-cell/>
        </table:table-row>
        <table:table-row table:style-name="ro1">
          <table:table-cell office:value-type="string" calcext:value-type="string">
            <text:p>2 INSTANT GLUCOSE, UNEXPIRE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EXPIRY DATES</text:p>
          </table:table-cell>
          <table:table-cell table:number-columns-repeated="2" office:value-type="string" calcext:value-type="string">
            <text:p>___ / ___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SAFETY GLASS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NALOXONE/NARCAN WITH NASAL TIP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EXPIRY DATE</text:p>
          </table:table-cell>
          <table:table-cell office:value-type="string" calcext:value-type="string" table:number-columns-spanned="2" table:number-rows-spanned="1">
            <text:p>__________/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2 RING CUTT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JUNIOR EPI-PEN (EPINEPHRINE AUTO-INJECTOR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EXPIRY DATE</text:p>
          </table:table-cell>
          <table:table-cell office:value-type="string" calcext:value-type="string" table:number-columns-spanned="2" table:number-rows-spanned="1">
            <text:p>__________/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1 ADULT <text:s/>EPI-PEN (EPINEPHRINE AUTO-INJECTOR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EXPIRY DATE</text:p>
          </table:table-cell>
          <table:table-cell office:value-type="string" calcext:value-type="string" table:number-columns-spanned="2" table:number-rows-spanned="1">
            <text:p>__________/_____________</text:p>
          </table:table-cell>
          <table:covered-table-cell table:style-name="Default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MEDICAL BAG: TOP</text:p>
          </table:table-cell>
          <table:table-cell table:style-name="ce1"/>
          <table:table-cell table:style-name="Default"/>
        </table:table-row>
        <table:table-row table:style-name="ro1">
          <table:table-cell office:value-type="string" calcext:value-type="string">
            <text:p>2 12x30 TRAUMA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TOURNIQUE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GREEN KED BA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KE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KENDRCK TRACTIO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TAP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STRAP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COLLAR BA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 ADULT ADJUSTABLE COLLA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PEDI ADJUSTABLE COLLA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STRAP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DOO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IRE EXTINGUISH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EXPIRY DATE</text:p>
          </table:table-cell>
          <table:table-cell office:value-type="string" calcext:value-type="string" table:number-columns-spanned="2" table:number-rows-spanned="1">
            <text:p>__________/_____________</text:p>
          </table:table-cell>
          <table:covered-table-cell/>
        </table:table-row>
        <table:table-row table:style-name="ro1">
          <table:table-cell office:value-type="string" calcext:value-type="string">
            <text:p>SANI WIP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EXPIRY DATE</text:p>
          </table:table-cell>
          <table:table-cell office:value-type="string" calcext:value-type="string" table:number-columns-spanned="2" table:number-rows-spanned="1">
            <text:p>__________/_____________</text:p>
          </table:table-cell>
          <table:covered-table-cell/>
        </table:table-row>
        <table:table-row table:style-name="ro1" table:number-rows-repeated="2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PEDI BAG</text:p>
          </table:table-cell>
          <table:table-cell table:style-name="ce1"/>
          <table:table-cell table:style-name="Default"/>
        </table:table-row>
        <table:table-row table:style-name="ro1">
          <table:table-cell office:value-type="string" calcext:value-type="string">
            <text:p>PEDI AMBU BAG WITH INFANT AND CHILD MAS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ET OF 6 NASOPHARYNGEAL AIRWAYS (WITH LUBE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ET OF 6 OROPHARYNGEAL AIRWAY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LARGE 4.5” GAUZE ROL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PEDI NON-REBREATH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PEDI NASAL CANNULA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CISSO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EN LIGH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ICE PAC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HOT PACK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CHILD <text:s/>SPHYGMOMANOMETER (BP CUFF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INFANT SPHYGMOMANOMETER (BP CUFF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TETHOSCOP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OB KI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TRIANGULAR BANDAG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EYE PATCH BANDAG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0 3x3 GAUZ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0 4x4 GAUZ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5x9” GAUZE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ABD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3 2” GAUZE ROL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LUE BAG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MALL EVAC SPLIN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EDIUM EVAC SPLIN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LARGE EVAC SPLIN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UMP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ACK SECTION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FLASHLIGH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ACKBOARD WITH ADULT ADJUSTABLE COLLA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HEAD BLOC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DEFIBRILLATOR WITH ADULT AND PEDI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ADULT PAD EXPIRY DATE</text:p>
          </table:table-cell>
          <table:table-cell office:value-type="string" calcext:value-type="string" table:number-columns-spanned="2" table:number-rows-spanned="1">
            <text:p>__________/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- PEDI PAD EXPIRY DATE</text:p>
          </table:table-cell>
          <table:table-cell office:value-type="string" calcext:value-type="string" table:number-columns-spanned="2" table:number-rows-spanned="1">
            <text:p>__________/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RAZO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BIG CLIPBOARD WITH RUN FORMS AND REFUSA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HAND SANITIZ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ANUAL SUCTION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ELECTRIC SUCTION WITH SETUP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6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IG DRAWER: 1ST COMPART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BURN KI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2 2x20" GAUZE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2 12x12" GAUZE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2 15x20" GAUZE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2 FACE MAS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2 SALINE WAT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--&gt; EXPIRY DATE</text:p>
          </table:table-cell>
          <table:table-cell table:number-columns-repeated="2" office:value-type="string" calcext:value-type="string">
            <text:p>___ / ___</text:p>
          </table:table-cell>
        </table:table-row>
        <table:table-row table:style-name="ro1">
          <table:table-cell office:value-type="string" calcext:value-type="string">
            <text:p>- 3 LARGE 4.5" GAUZE ROL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1" TAP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2" TAPE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PPE KI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XL TYVEK SUI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IG DRAWER: 2ND COMPART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HARPS CONTAIN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N95 MAS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HOT PAC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COLD PACK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2 EMERGENCY BLANKET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ET OF 6 NASOPHARYNGEAL AIRWAYS (WITH LUBE)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ET OF 6 OROPHARYNGEAL AIRWAY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2” GAUZE ROL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ABD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ADULT NON-REBREATH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ADULT NASAL CANNULA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PEDI NON-REBREATH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1 PEDI NASAL CANNULA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LARGE 4.5” GAUZE ROLL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BIG DRAWER: 3RD COMPARTMENT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2 MULTI TRAUMA DRESSING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OB KIT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6 FACE SHIEL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ROLL OF BIO HAZARD BAG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ADULT/PEDI DEFIBRILLATOR PA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EXPIRY DATE</text:p>
          </table:table-cell>
          <table:table-cell office:value-type="string" calcext:value-type="string" table:number-columns-spanned="2" table:number-rows-spanned="1">
            <text:p>__________/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PEDI DEFIBRILLATOR PAD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- EXPIRY DATE</text:p>
          </table:table-cell>
          <table:table-cell office:value-type="string" calcext:value-type="string" table:number-columns-spanned="2" table:number-rows-spanned="1">
            <text:p>__________/_____________</text:p>
          </table:table-cell>
          <table:covered-table-cell table:style-name="Default"/>
        </table:table-row>
        <table:table-row table:style-name="ro1">
          <table:table-cell office:value-type="string" calcext:value-type="string">
            <text:p>1 SUCTION CANNISTER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HOE COVER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4 COMBI PAD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5">
          <table:table-cell/>
          <table:table-cell table:style-name="Default" table:number-columns-repeated="2"/>
        </table:table-row>
        <table:table-row table:style-name="ro1">
          <table:table-cell table:style-name="ce1" office:value-type="string" calcext:value-type="string">
            <text:p>SMALL DRAWER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XL GLOV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LARGE GLOV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MEDIUM GLOV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SMALL GLOV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5 SAFETY GLASSE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VIC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>
          <table:table-cell office:value-type="string" calcext:value-type="string">
            <text:p>PENS</text:p>
          </table:table-cell>
          <table:table-cell office:value-type="string" calcext:value-type="string">
            <text:p>( <text:s/>) <text:s/>YES</text:p>
          </table:table-cell>
          <table:table-cell office:value-type="string" calcext:value-type="string">
            <text:p>( <text:s/>) <text:s/>NO</text:p>
          </table:table-cell>
        </table:table-row>
        <table:table-row table:style-name="ro1" table:number-rows-repeated="2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DATE INSPECTED</text:p>
          </table:table-cell>
          <table:table-cell table:style-name="Default" office:value-type="string" calcext:value-type="string">
            <text:p>_______________________</text:p>
          </table:table-cell>
          <table:table-cell table:style-name="Default"/>
        </table:table-row>
        <table:table-row table:style-name="ro1">
          <table:table-cell office:value-type="string" calcext:value-type="string">
            <text:p>PERSONNEL COMPLETING INSPECTION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 <text:s text:c="2"/>________________________________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OFFICER SIGNATURE __________________________________________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2"/>
        </table:table-row>
        <table:table-row table:style-name="ro1">
          <table:table-cell office:value-type="string" calcext:value-type="string">
            <text:p>COMMENTS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___________________________________________________________________________________</text:p>
          </table:table-cell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2pt" fo:font-weight="bold"/>
    </style:style>
  </office:automatic-styles>
  <office:master-styles>
    <style:master-page style:name="Default" style:page-layout-name="Mpm1">
      <style:header>
        <style:region-left>
          <text:p>Date __________</text:p>
        </style:region-left>
        <style:region-center>
          <text:p><text:span text:style-name="MT1">Dayville Fire Company</text:span></text:p>
          <text:p>Rescue 163</text:p>
          <text:p/>
        </style:region-center>
        <style:region-right>
          <text:p>Page <text:page-number>1</text:page-number> of 6</text:p>
        </style:region-right>
      </style:header>
      <style:header-left style:display="false"/>
      <style:footer>
        <style:region-right>
          <text:p>Officer: ________________________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8">00/00/0000</text:date>, <text:time style:data-style-name="N2" text:time-value="16:30:57.5234522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14:27:24.346205159</meta:creation-date>
    <dc:date>2017-04-08T17:08:59.019017659</dc:date>
    <meta:editing-duration>PT20H28M30S</meta:editing-duration>
    <meta:editing-cycles>14</meta:editing-cycles>
    <meta:generator>LibreOffice/5.2.2.2$Linux_X86_64 LibreOffice_project/20m0$Build-2</meta:generator>
    <meta:document-statistic meta:table-count="1" meta:cell-count="571" meta:object-count="0"/>
  </office:meta>
</office:document-meta>
</file>